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3" style:family="paragraph" style:parent-style-name="Standard">
      <style:paragraph-properties fo:line-height="200%"/>
    </style:style>
    <style:style style:name="T1" style:family="text">
      <style:text-properties officeooo:rsid="00200c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abstract in <text:span text:style-name="T1">French</text:span></text:p>
      <text:p text:style-name="P1">Abstracts have a maximum limit of 4000 characters.</text:p>
      <text:h text:style-name="P2" text:outline-level="1">Résumé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7.6.4.1$Linux_X86_64 LibreOffice_project/60$Build-1</meta:generator>
    <dc:date>2024-02-05T15:29:42.127180572</dc:date>
    <dc:creator>Dominique Caron</dc:creator>
    <meta:editing-duration>PT47S</meta:editing-duration>
    <meta:editing-cycles>2</meta:editing-cycles>
    <meta:document-statistic meta:table-count="0" meta:image-count="0" meta:object-count="0" meta:page-count="2" meta:paragraph-count="3" meta:word-count="13" meta:character-count="80" meta:non-whitespace-character-count="70"/>
  </office:meta>
</office:document-meta>
</file>